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sult</text:p>
              </text:list-item>
              <text:list-item>
                <text:p>Vari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New Blind : 257(235,278) : 1.41</text:p>
              </text:list-item>
              <text:list-item>
                <text:p>New optimistic : 222(206,238) : 1.22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nt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4 parameters:</text:p>
              </text:list-item>
              <text:list-item>
                <text:p>Blind/optimistic</text:p>
              </text:list-item>
              <text:list-item>
                <text:p>Classic/deep</text:p>
              </text:list-item>
              <text:list-item>
                <text:p>Successor simple/smart</text:p>
              </text:list-item>
              <text:list-item>
                <text:p>Single/bunch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M21S</meta:editing-duration>
    <meta:editing-cycles>12</meta:editing-cycles>
    <meta:generator>LibreOffice/4.3.5.2$Windows_x86 LibreOffice_project/3a87456aaa6a95c63eea1c1b3201acedf0751bd5</meta:generator>
    <dc:date>2020-08-10T13:55:32.443000000</dc:date>
    <meta:document-statistic meta:object-count="33"/>
  </office:meta>
</office:document-meta>
</file>